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185.41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266.5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1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.5pt" style:font-size-asian="9.5pt" style:font-size-complex="9.5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ESP32-PoE_Rev_G1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2,R11,R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,R24,R4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1,R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35,R31,R5,R15,R14,R8,R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k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2,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2k/1%/1/16W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36,R25,R2,R1,R19,R18,</text:p>
            <text:p>R48,R37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1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1,C16,C14,C18,C15,C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)</text:p>
          </table:table-cell>
          <table:table-cell office:value-type="string" calcext:value-type="string">
            <text:p>CPOL-RM2.5mm_6.3x11mm_PTH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7,C6,C13,C10,C1,C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2,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uF/10V/20%/Low_ESR/</text:p>
            <text:p>RM2.5/6.0x11mm</text:p>
          </table:table-cell>
          <table:table-cell office:value-type="string" calcext:value-type="string">
            <text:p>CPOL-RM2.5mm_6.3x11mm_PTH</text:p>
          </table:table-cell>
          <table:table-cell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3.00x</text:p>
            <text:p>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,L5,L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7,D4,D6,D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J58A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S510/100V/5A/0.85V/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3,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ACT1,CH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3,FET2,FE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3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2375PW(TSSOP-8)</text:p>
          </table:table-cell>
          <table:table-cell table:style-name="ce6" office:value-type="string" calcext:value-type="string">
            <text:p>TSSOP-8_Pitch-0.65mm_4.40x3.00x1.2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4138(ESOIC-8)</text:p>
          </table:table-cell>
          <table:table-cell office:value-type="string" calcext:value-type="string">
            <text:p>ESOIC-8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table:style-name="ce7" office:value-type="string" calcext:value-type="string">
            <text:p>QFN32_EP(33)_</text:p>
            <text:p>5.00x5.00x0.90mm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P-003TC1(LPJ4112CNL)</text:p>
          </table:table-cell>
          <table:table-cell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table:style-name="ce7" office:value-type="string" calcext:value-type="string">
            <text:p>uSD(TFC-9P-1.xH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2,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4,R49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.71pt" fo:margin-bottom="18pt" fo:margin-left="18pt" fo:margin-right="18pt" fo:background-color="transparent" style:scale-to="9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1-11-05">00/00/0000</text:date></text:span></text:p>
        </style:region-right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0/00/0000</text:date>, <text:time style:data-style-name="N2" text:time-value="16:25:50.263228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11-05T16:25:58.900959962</dc:date>
    <meta:editing-duration>PT1H30M4S</meta:editing-duration>
    <meta:editing-cycles>49</meta:editing-cycles>
    <meta:document-statistic meta:table-count="1" meta:cell-count="276" meta:object-count="0"/>
  </office:meta>
</office:document-meta>
</file>